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</text:p>
          </table:table-cell>
          <table:table-cell table:formula="of:=&quot;Opens &quot;&amp;[.E1]&amp;&quot; pane in &quot;&amp;[.D1]&amp;&quot; preferences&quot;" office:value-type="string" office:string-value="Opens Text pane in keyboard preferences" calcext:value-type="string">
            <text:p>Opens Text pane in keyboard preferences</text:p>
          </table:table-cell>
          <table:table-cell table:formula="of:=[.D1]&amp;&quot;,&quot;&amp;[.E1]" office:value-type="string" office:string-value="keyboard,Text" calcext:value-type="string">
            <text:p>keyboard,Tex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formula="of:=[.E2]" office:value-type="string" office:string-value="Keyboard" calcext:value-type="string">
            <text:p>Keyboard</text:p>
          </table:table-cell>
          <table:table-cell table:formula="of:=&quot;Opens &quot;&amp;[.E2]&amp;&quot; pane in &quot;&amp;[.D2]&amp;&quot; preferences&quot;" office:value-type="string" office:string-value="Opens Keyboard pane in keyboard preferences" calcext:value-type="string">
            <text:p>Opens Keyboard pane in keyboard preferences</text:p>
          </table:table-cell>
          <table:table-cell table:formula="of:=[.D2]&amp;&quot;,&quot;&amp;[.E2]" office:value-type="string" office:string-value="keyboard,Keyboard" calcext:value-type="string">
            <text:p>keyboard,Keyboa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board</text:p>
          </table:table-cell>
        </table:table-row>
        <table:table-row table:style-name="ro1">
          <table:table-cell table:formula="of:=[.E3]" office:value-type="string" office:string-value="Shortcuts" calcext:value-type="string">
            <text:p>Shortcuts</text:p>
          </table:table-cell>
          <table:table-cell table:formula="of:=&quot;Opens &quot;&amp;[.E3]&amp;&quot; pane in &quot;&amp;[.D3]&amp;&quot; preferences&quot;" office:value-type="string" office:string-value="Opens Shortcuts pane in keyboard preferences" calcext:value-type="string">
            <text:p>Opens Shortcuts pane in keyboard preferences</text:p>
          </table:table-cell>
          <table:table-cell table:formula="of:=[.D3]&amp;&quot;,&quot;&amp;[.E3]" office:value-type="string" office:string-value="keyboard,Shortcuts" calcext:value-type="string">
            <text:p>keyboard,Shortcu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hortcuts</text:p>
          </table:table-cell>
        </table:table-row>
        <table:table-row table:style-name="ro1">
          <table:table-cell table:formula="of:=[.E4]" office:value-type="string" office:string-value="Input Sources" calcext:value-type="string">
            <text:p>Input Sources</text:p>
          </table:table-cell>
          <table:table-cell table:formula="of:=&quot;Opens &quot;&amp;[.E4]&amp;&quot; pane in &quot;&amp;[.D4]&amp;&quot; preferences&quot;" office:value-type="string" office:string-value="Opens Input Sources pane in keyboard preferences" calcext:value-type="string">
            <text:p>Opens Input Sources pane in keyboard preferences</text:p>
          </table:table-cell>
          <table:table-cell table:formula="of:=[.D4]&amp;&quot;,&quot;&amp;[.E4]" office:value-type="string" office:string-value="keyboard,Input Sources" calcext:value-type="string">
            <text:p>keyboard,Input Source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put Sources</text:p>
          </table:table-cell>
        </table:table-row>
        <table:table-row table:style-name="ro1">
          <table:table-cell table:formula="of:=[.E5]" office:value-type="string" office:string-value="Dictation" calcext:value-type="string">
            <text:p>Dictation</text:p>
          </table:table-cell>
          <table:table-cell table:formula="of:=&quot;Opens &quot;&amp;[.E5]&amp;&quot; pane in &quot;&amp;[.D5]&amp;&quot; preferences&quot;" office:value-type="string" office:string-value="Opens Dictation pane in keyboard preferences" calcext:value-type="string">
            <text:p>Opens Dictation pane in keyboard preferences</text:p>
          </table:table-cell>
          <table:table-cell table:formula="of:=[.D5]&amp;&quot;,&quot;&amp;[.E5]" office:value-type="string" office:string-value="keyboard,Dictation" calcext:value-type="string">
            <text:p>keyboard,Dictatio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c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6:32:12.087274841</meta:creation-date>
    <dc:date>2022-09-24T16:36:13.802377808</dc:date>
    <meta:editing-duration>PT3M59S</meta:editing-duration>
    <meta:editing-cycles>5</meta:editing-cycles>
    <meta:generator>LibreOffice/7.4.1.2$MacOSX_AARCH64 LibreOffice_project/3c58a8f3a960df8bc8fd77b461821e42c061c5f0</meta:generator>
    <meta:document-statistic meta:table-count="1" meta:cell-count="25" meta:object-count="0"/>
  </office:meta>
</office:document-meta>
</file>